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officeooo:rsid="001cb839" officeooo:paragraph-rsid="001cb839"/>
    </style:style>
    <style:style style:name="P3" style:family="paragraph" style:parent-style-name="Standard">
      <style:paragraph-properties fo:text-align="justify" style:justify-single-word="false"/>
      <style:text-properties officeooo:rsid="001e2aa5" officeooo:paragraph-rsid="001e2aa5"/>
    </style:style>
    <style:style style:name="P4" style:family="paragraph" style:parent-style-name="Standard">
      <style:paragraph-properties fo:text-align="center" style:justify-single-word="false"/>
      <style:text-properties officeooo:rsid="0024310d" officeooo:paragraph-rsid="0024310d"/>
    </style:style>
    <style:style style:name="P5" style:family="paragraph" style:parent-style-name="Standard">
      <style:paragraph-properties fo:text-align="justify" style:justify-single-word="false"/>
      <style:text-properties officeooo:rsid="0024310d" officeooo:paragraph-rsid="0024310d"/>
    </style:style>
    <style:style style:name="T1" style:family="text">
      <style:text-properties officeooo:rsid="001e0f9f"/>
    </style:style>
    <style:style style:name="T2" style:family="text">
      <style:text-properties officeooo:rsid="00201208"/>
    </style:style>
    <style:style style:name="T3" style:family="text">
      <style:text-properties officeooo:rsid="0024310d"/>
    </style:style>
    <style:style style:name="T4" style:family="text">
      <style:text-properties officeooo:rsid="00259e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Building a perfect team</text:span></text:p>
      <text:p text:style-name="P2">The method followed by Yale School of Management to make-up study groups in order to emphasize team-focused learning seems much more beneficial and should be implemented by all universities. This <text:s/>is helpful in building team skills. <text:span text:style-name="T1">It showed the importance of having an open mind and listening to team members without criticizing them to have a healthy team-environment. It seems correct that productivity and job satisfaction increases with increased team-collabaration rather than working alone.</text:span></text:p>
      <text:p text:style-name="P3">By reading, it shows the intensity of research done by Google to figure out the patterns relating performance to team characteristcs. <text:span text:style-name="T2">It is interesting to know that individual personalities change when people are working in a group. The collective IQ study concluded that good teams had one thing in common that everyone got a chance to speak equally in a particular team and I totally agree with it because not being able to speak to the fullest increases disgust and hatred feelings among the team-members and work towards dysfunctioning of the team. The other thing is listening, which is equally important, as this skills help guage the feelings of other team members , it allows you to adjust yourself to accomodate others better. They researched at length on how to incorporate sensing of pyschological safety among team members. One method is 'conversational turn-taking and empathy which is useful in creating bonds between members. The output of the research was something that everyone already knew but it proved to be a great step in reinforcing those beliefs which might sometimes get lost along the way.</text:span></text:p>
      <text:p text:style-name="P3"/>
      <text:p text:style-name="P3"/>
      <text:p text:style-name="P3"/>
      <text:p text:style-name="P4">Grading students on a curve</text:p>
      <text:p text:style-name="P5">I totally agree with the fact that forcing grade deflation while fighting grade inflation problem is worse because it results in an unfair evaluation scheme. For instance, if all the students in a class are equally smart, grade deflation results in negative productivity of that class. I totally agree with the fact about takers and givers and the kind of environment they end up creating in the long run and that givers fo achieve better results in the longer run though initially they might not be doing as good as the takers. <text:span text:style-name="T4">It is true that the best way to learn something is to teach it. This reinforces the underlying concepts of the topics you are teaching. It was a great thing to know about tanscative memory and <text:s/>I totally agree with that fact as with time group members know each others' strengths and weaknesses and seeks help from appropriate person when in difficulty. I agree with the fact that avoiding grading on a curve does help reduces stress and depression. Creating an environment where students support each other definitely improves the productivity of the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20:17:10.887658431</meta:creation-date>
    <dc:date>2017-02-24T22:10:24.501387203</dc:date>
    <meta:editing-duration>PT1H52M43S</meta:editing-duration>
    <meta:editing-cycles>7</meta:editing-cycles>
    <meta:generator>LibreOffice/4.2.8.2$Linux_X86_64 LibreOffice_project/420m0$Build-2</meta:generator>
    <meta:document-statistic meta:table-count="0" meta:image-count="0" meta:object-count="0" meta:page-count="1" meta:paragraph-count="5" meta:word-count="453" meta:character-count="2751" meta:non-whitespace-character-count="2301"/>
  </office:meta>
</office:document-meta>
</file>